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286cm" svg:y1="4.556cm" svg:x2="8.874cm" svg:y2="4.429cm">
          <text:p/>
        </draw:line>
        <draw:line draw:style-name="gr1" draw:text-style-name="P1" draw:layer="layout" svg:x1="10.017cm" svg:y1="3.286cm" svg:x2="8.747cm" svg:y2="4.556cm">
          <text:p/>
        </draw:line>
        <draw:line draw:style-name="gr1" draw:text-style-name="P1" draw:layer="layout" svg:x1="17.383cm" svg:y1="3.413cm" svg:x2="10.017cm" svg:y2="3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s Aschenbrenner</meta:initial-creator>
    <meta:creation-date>2020-05-21T16:59:17</meta:creation-date>
    <dc:date>2020-05-21T18:08:24</dc:date>
    <dc:creator>Jonas Aschenbrenner</dc:creator>
    <meta:editing-duration>PT53M55S</meta:editing-duration>
    <meta:editing-cycles>1</meta:editing-cycles>
    <meta:document-statistic meta:object-count="3"/>
    <meta:generator>OpenOffice/4.1.7$Unix OpenOffice.org_project/417m1$Build-9800</meta:generator>
  </office:meta>
</office:document-meta>
</file>